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roces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5774462" calcext:value-type="float">
            <text:p>1,5774462</text:p>
          </table:table-cell>
          <table:table-cell office:value-type="string" calcext:value-type="string">
            <text:p>Matriz 100</text:p>
          </table:table-cell>
        </table:table-row>
        <table:table-row table:style-name="ro1">
          <table:table-cell office:value-type="float" office:value="3.1548924" calcext:value-type="float">
            <text:p>3,15489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.7323386" calcext:value-type="float">
            <text:p>4,73233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3097848" calcext:value-type="float">
            <text:p>6,30978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887231" calcext:value-type="float">
            <text:p>7,88723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.4646772" calcext:value-type="float">
            <text:p>9,464677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1.0421234" calcext:value-type="float">
            <text:p>11,042123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2.6195696" calcext:value-type="float">
            <text:p>12,619569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4.1970158" calcext:value-type="float">
            <text:p>14,197015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5.774462" calcext:value-type="float">
            <text:p>15,774462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8:02:25.340499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8:40:21.189137767</dc:date>
    <meta:editing-duration>PT20M48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